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p RMS err</text:p>
          </table:table-cell>
          <table:table-cell office:value-type="string" calcext:value-type="string">
            <text:p>p Max err</text:p>
          </table:table-cell>
          <table:table-cell office:value-type="string" calcext:value-type="string">
            <text:p>vort RMS err</text:p>
          </table:table-cell>
          <table:table-cell office:value-type="string" calcext:value-type="string">
            <text:p>vor Max err</text:p>
          </table:table-cell>
        </table:table-row>
        <table:table-row table:style-name="ro1">
          <table:table-cell office:value-type="string" calcext:value-type="string">
            <text:p>x1.163842.tc1.lv60.hcm.dt120.0.smag0smdv0.apvm0.kper.ctrs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E+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238212" calcext:value-type="float">
            <text:p>1.24E-02</text:p>
          </table:table-cell>
          <table:table-cell office:value-type="float" office:value="0.05187988" calcext:value-type="float">
            <text:p>5.19E-02</text:p>
          </table:table-cell>
          <table:table-cell office:value-type="float" office:value="0.00000028" calcext:value-type="float">
            <text:p>2.80E-07</text:p>
          </table:table-cell>
          <table:table-cell office:value-type="float" office:value="0.0000022" calcext:value-type="float">
            <text:p>2.20E-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688105" calcext:value-type="float">
            <text:p>6.88E-03</text:p>
          </table:table-cell>
          <table:table-cell office:value-type="float" office:value="0.03210449" calcext:value-type="float">
            <text:p>3.21E-02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209" calcext:value-type="float">
            <text:p>2.09E-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479657" calcext:value-type="float">
            <text:p>4.80E-03</text:p>
          </table:table-cell>
          <table:table-cell office:value-type="float" office:value="0.0088501" calcext:value-type="float">
            <text:p>8.85E-03</text:p>
          </table:table-cell>
          <table:table-cell office:value-type="float" office:value="0.00000031" calcext:value-type="float">
            <text:p>3.10E-07</text:p>
          </table:table-cell>
          <table:table-cell office:value-type="float" office:value="0.00000162" calcext:value-type="float">
            <text:p>1.62E-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334714" calcext:value-type="float">
            <text:p>1.33E-02</text:p>
          </table:table-cell>
          <table:table-cell office:value-type="float" office:value="0.05200195" calcext:value-type="float">
            <text:p>5.20E-02</text:p>
          </table:table-cell>
          <table:table-cell office:value-type="float" office:value="0.00000038" calcext:value-type="float">
            <text:p>3.80E-07</text:p>
          </table:table-cell>
          <table:table-cell office:value-type="float" office:value="0.00000249" calcext:value-type="float">
            <text:p>2.49E-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689794" calcext:value-type="float">
            <text:p>6.90E-03</text:p>
          </table:table-cell>
          <table:table-cell office:value-type="float" office:value="0.0291748" calcext:value-type="float">
            <text:p>2.92E-02</text:p>
          </table:table-cell>
          <table:table-cell office:value-type="float" office:value="0.00000187" calcext:value-type="float">
            <text:p>1.87E-06</text:p>
          </table:table-cell>
          <table:table-cell office:value-type="float" office:value="0.00001956" calcext:value-type="float">
            <text:p>1.96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977384" calcext:value-type="float">
            <text:p>1.98E-02</text:p>
          </table:table-cell>
          <table:table-cell office:value-type="float" office:value="0.04925537" calcext:value-type="float">
            <text:p>4.93E-02</text:p>
          </table:table-cell>
          <table:table-cell office:value-type="float" office:value="0.00001357" calcext:value-type="float">
            <text:p>1.36E-05</text:p>
          </table:table-cell>
          <table:table-cell office:value-type="float" office:value="0.00017586" calcext:value-type="float">
            <text:p>1.76E-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9445433" calcext:value-type="float">
            <text:p>1.94E-01</text:p>
          </table:table-cell>
          <table:table-cell office:value-type="float" office:value="0.35144043" calcext:value-type="float">
            <text:p>3.51E-01</text:p>
          </table:table-cell>
          <table:table-cell office:value-type="float" office:value="0.00006406" calcext:value-type="float">
            <text:p>6.41E-05</text:p>
          </table:table-cell>
          <table:table-cell office:value-type="float" office:value="0.00058184" calcext:value-type="float">
            <text:p>5.82E-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0273983" calcext:value-type="float">
            <text:p>7.03E-01</text:p>
          </table:table-cell>
          <table:table-cell office:value-type="float" office:value="1.18463135" calcext:value-type="float">
            <text:p>1.18E+00</text:p>
          </table:table-cell>
          <table:table-cell office:value-type="float" office:value="0.00014031" calcext:value-type="float">
            <text:p>1.40E-04</text:p>
          </table:table-cell>
          <table:table-cell office:value-type="float" office:value="0.00104081" calcext:value-type="float">
            <text:p>1.04E-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22997499" calcext:value-type="float">
            <text:p>1.23E+00</text:p>
          </table:table-cell>
          <table:table-cell office:value-type="float" office:value="2.45050049" calcext:value-type="float">
            <text:p>2.45E+00</text:p>
          </table:table-cell>
          <table:table-cell office:value-type="float" office:value="0.000212" calcext:value-type="float">
            <text:p>2.12E-04</text:p>
          </table:table-cell>
          <table:table-cell office:value-type="float" office:value="0.00149563" calcext:value-type="float">
            <text:p>1.50E-03</text:p>
          </table:table-cell>
        </table:table-row>
        <table:table-row table:style-name="ro1">
          <table:table-cell office:value-type="string" calcext:value-type="string">
            <text:p>x1.40962.tc1.lv60.hcm.dt120.0.smag0smdv0.apvm0.ktrsk.ctrs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E+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717732" calcext:value-type="float">
            <text:p>7.18E-03</text:p>
          </table:table-cell>
          <table:table-cell office:value-type="float" office:value="0.03613281" calcext:value-type="float">
            <text:p>3.61E-02</text:p>
          </table:table-cell>
          <table:table-cell office:value-type="float" office:value="0.00000011" calcext:value-type="float">
            <text:p>1.10E-07</text:p>
          </table:table-cell>
          <table:table-cell office:value-type="float" office:value="0.00000132" calcext:value-type="float">
            <text:p>1.32E-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840855" calcext:value-type="float">
            <text:p>8.41E-03</text:p>
          </table:table-cell>
          <table:table-cell office:value-type="float" office:value="0.02514648" calcext:value-type="float">
            <text:p>2.51E-02</text:p>
          </table:table-cell>
          <table:table-cell office:value-type="float" office:value="0.00000018" calcext:value-type="float">
            <text:p>1.80E-07</text:p>
          </table:table-cell>
          <table:table-cell office:value-type="float" office:value="0.00000179" calcext:value-type="float">
            <text:p>1.79E-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861516" calcext:value-type="float">
            <text:p>8.62E-03</text:p>
          </table:table-cell>
          <table:table-cell office:value-type="float" office:value="0.01702881" calcext:value-type="float">
            <text:p>1.70E-02</text:p>
          </table:table-cell>
          <table:table-cell office:value-type="float" office:value="0.00000024" calcext:value-type="float">
            <text:p>2.40E-07</text:p>
          </table:table-cell>
          <table:table-cell office:value-type="float" office:value="0.00000233" calcext:value-type="float">
            <text:p>2.33E-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099645" calcext:value-type="float">
            <text:p>1.10E-02</text:p>
          </table:table-cell>
          <table:table-cell office:value-type="float" office:value="0.02886963" calcext:value-type="float">
            <text:p>2.89E-02</text:p>
          </table:table-cell>
          <table:table-cell office:value-type="float" office:value="0.00000028" calcext:value-type="float">
            <text:p>2.80E-07</text:p>
          </table:table-cell>
          <table:table-cell office:value-type="float" office:value="0.00000304" calcext:value-type="float">
            <text:p>3.04E-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925068" calcext:value-type="float">
            <text:p>9.25E-03</text:p>
          </table:table-cell>
          <table:table-cell office:value-type="float" office:value="0.03369141" calcext:value-type="float">
            <text:p>3.37E-02</text:p>
          </table:table-cell>
          <table:table-cell office:value-type="float" office:value="0.00000032" calcext:value-type="float">
            <text:p>3.20E-07</text:p>
          </table:table-cell>
          <table:table-cell office:value-type="float" office:value="0.00000371" calcext:value-type="float">
            <text:p>3.71E-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960334" calcext:value-type="float">
            <text:p>9.60E-03</text:p>
          </table:table-cell>
          <table:table-cell office:value-type="float" office:value="0.03723145" calcext:value-type="float">
            <text:p>3.72E-02</text:p>
          </table:table-cell>
          <table:table-cell office:value-type="float" office:value="0.00000034" calcext:value-type="float">
            <text:p>3.40E-07</text:p>
          </table:table-cell>
          <table:table-cell office:value-type="float" office:value="0.00000407" calcext:value-type="float">
            <text:p>4.07E-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793079" calcext:value-type="float">
            <text:p>1.79E-02</text:p>
          </table:table-cell>
          <table:table-cell office:value-type="float" office:value="0.07019043" calcext:value-type="float">
            <text:p>7.02E-02</text:p>
          </table:table-cell>
          <table:table-cell office:value-type="float" office:value="0.00000036" calcext:value-type="float">
            <text:p>3.60E-07</text:p>
          </table:table-cell>
          <table:table-cell office:value-type="float" office:value="0.00000484" calcext:value-type="float">
            <text:p>4.84E-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312963" calcext:value-type="float">
            <text:p>3.31E-02</text:p>
          </table:table-cell>
          <table:table-cell office:value-type="float" office:value="0.13574219" calcext:value-type="float">
            <text:p>1.36E-01</text:p>
          </table:table-cell>
          <table:table-cell office:value-type="float" office:value="0.00000049" calcext:value-type="float">
            <text:p>4.90E-07</text:p>
          </table:table-cell>
          <table:table-cell office:value-type="float" office:value="0.00000522" calcext:value-type="float">
            <text:p>5.22E-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7897852" calcext:value-type="float">
            <text:p>7.90E-02</text:p>
          </table:table-cell>
          <table:table-cell office:value-type="float" office:value="0.28869629" calcext:value-type="float">
            <text:p>2.89E-01</text:p>
          </table:table-cell>
          <table:table-cell office:value-type="float" office:value="0.0000015" calcext:value-type="float">
            <text:p>1.50E-06</text:p>
          </table:table-cell>
          <table:table-cell office:value-type="float" office:value="0.00001543" calcext:value-type="float">
            <text:p>1.54E-05</text:p>
          </table:table-cell>
        </table:table-row>
        <table:table-row table:style-name="ro1">
          <table:table-cell office:value-type="string" calcext:value-type="string">
            <text:p>x1.163842.tc1.lv60.hcm.dt120.0.smag0smdv0.apvm0.ktrsk.ctrs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E+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234943" calcext:value-type="float">
            <text:p>1.23E-02</text:p>
          </table:table-cell>
          <table:table-cell office:value-type="float" office:value="0.05224609" calcext:value-type="float">
            <text:p>5.22E-02</text:p>
          </table:table-cell>
          <table:table-cell office:value-type="float" office:value="0.00000029" calcext:value-type="float">
            <text:p>2.90E-07</text:p>
          </table:table-cell>
          <table:table-cell office:value-type="float" office:value="0.00000524" calcext:value-type="float">
            <text:p>5.24E-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689315" calcext:value-type="float">
            <text:p>6.89E-03</text:p>
          </table:table-cell>
          <table:table-cell office:value-type="float" office:value="0.03216553" calcext:value-type="float">
            <text:p>3.22E-02</text:p>
          </table:table-cell>
          <table:table-cell office:value-type="float" office:value="0.00000031" calcext:value-type="float">
            <text:p>3.10E-07</text:p>
          </table:table-cell>
          <table:table-cell office:value-type="float" office:value="0.00000818" calcext:value-type="float">
            <text:p>8.18E-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479847" calcext:value-type="float">
            <text:p>4.80E-03</text:p>
          </table:table-cell>
          <table:table-cell office:value-type="float" office:value="0.0088501" calcext:value-type="float">
            <text:p>8.85E-03</text:p>
          </table:table-cell>
          <table:table-cell office:value-type="float" office:value="0.00000034" calcext:value-type="float">
            <text:p>3.40E-07</text:p>
          </table:table-cell>
          <table:table-cell office:value-type="float" office:value="0.0000104" calcext:value-type="float">
            <text:p>1.04E-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333631" calcext:value-type="float">
            <text:p>1.33E-02</text:p>
          </table:table-cell>
          <table:table-cell office:value-type="float" office:value="0.05206299" calcext:value-type="float">
            <text:p>5.21E-02</text:p>
          </table:table-cell>
          <table:table-cell office:value-type="float" office:value="0.00000043" calcext:value-type="float">
            <text:p>4.30E-07</text:p>
          </table:table-cell>
          <table:table-cell office:value-type="float" office:value="0.00001299" calcext:value-type="float">
            <text:p>1.30E-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704048" calcext:value-type="float">
            <text:p>7.04E-03</text:p>
          </table:table-cell>
          <table:table-cell office:value-type="float" office:value="0.02935791" calcext:value-type="float">
            <text:p>2.94E-02</text:p>
          </table:table-cell>
          <table:table-cell office:value-type="float" office:value="0.00000181" calcext:value-type="float">
            <text:p>1.81E-06</text:p>
          </table:table-cell>
          <table:table-cell office:value-type="float" office:value="0.00001951" calcext:value-type="float">
            <text:p>1.95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389896" calcext:value-type="float">
            <text:p>2.39E-02</text:p>
          </table:table-cell>
          <table:table-cell office:value-type="float" office:value="0.05700684" calcext:value-type="float">
            <text:p>5.70E-02</text:p>
          </table:table-cell>
          <table:table-cell office:value-type="float" office:value="0.00001116" calcext:value-type="float">
            <text:p>1.12E-05</text:p>
          </table:table-cell>
          <table:table-cell office:value-type="float" office:value="0.00014891" calcext:value-type="float">
            <text:p>1.49E-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8087676" calcext:value-type="float">
            <text:p>1.81E-01</text:p>
          </table:table-cell>
          <table:table-cell office:value-type="float" office:value="0.33813477" calcext:value-type="float">
            <text:p>3.38E-01</text:p>
          </table:table-cell>
          <table:table-cell office:value-type="float" office:value="0.00003939" calcext:value-type="float">
            <text:p>3.94E-05</text:p>
          </table:table-cell>
          <table:table-cell office:value-type="float" office:value="0.00032234" calcext:value-type="float">
            <text:p>3.22E-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7680929" calcext:value-type="float">
            <text:p>5.77E-01</text:p>
          </table:table-cell>
          <table:table-cell office:value-type="float" office:value="0.99676514" calcext:value-type="float">
            <text:p>9.97E-01</text:p>
          </table:table-cell>
          <table:table-cell office:value-type="float" office:value="0.00009289" calcext:value-type="float">
            <text:p>9.29E-05</text:p>
          </table:table-cell>
          <table:table-cell office:value-type="float" office:value="0.00063305" calcext:value-type="float">
            <text:p>6.33E-0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1029519" calcext:value-type="float">
            <text:p>9.10E-01</text:p>
          </table:table-cell>
          <table:table-cell office:value-type="float" office:value="1.79846191" calcext:value-type="float">
            <text:p>1.80E+00</text:p>
          </table:table-cell>
          <table:table-cell office:value-type="float" office:value="0.00015532" calcext:value-type="float">
            <text:p>1.55E-04</text:p>
          </table:table-cell>
          <table:table-cell office:value-type="float" office:value="0.00077984" calcext:value-type="float">
            <text:p>7.80E-04</text:p>
          </table:table-cell>
        </table:table-row>
        <table:table-row table:style-name="ro1">
          <table:table-cell office:value-type="string" calcext:value-type="string">
            <text:p>x1.40962.tc1.lv60.hcm.dt120.0.smag120000.smdv0.1.apvm0.5.ktrsk.ctrsk.hol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E+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750457" calcext:value-type="float">
            <text:p>7.50E-03</text:p>
          </table:table-cell>
          <table:table-cell office:value-type="float" office:value="0.03857422" calcext:value-type="float">
            <text:p>3.86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1" calcext:value-type="float">
            <text:p>8.10E-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914219" calcext:value-type="float">
            <text:p>9.14E-03</text:p>
          </table:table-cell>
          <table:table-cell office:value-type="float" office:value="0.02734375" calcext:value-type="float">
            <text:p>2.73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1" calcext:value-type="float">
            <text:p>8.10E-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976255" calcext:value-type="float">
            <text:p>9.76E-03</text:p>
          </table:table-cell>
          <table:table-cell office:value-type="float" office:value="0.01947021" calcext:value-type="float">
            <text:p>1.95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79" calcext:value-type="float">
            <text:p>7.90E-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245235" calcext:value-type="float">
            <text:p>1.25E-02</text:p>
          </table:table-cell>
          <table:table-cell office:value-type="float" office:value="0.03356934" calcext:value-type="float">
            <text:p>3.36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" calcext:value-type="float">
            <text:p>8.00E-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036532" calcext:value-type="float">
            <text:p>1.04E-02</text:p>
          </table:table-cell>
          <table:table-cell office:value-type="float" office:value="0.03979492" calcext:value-type="float">
            <text:p>3.98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2" calcext:value-type="float">
            <text:p>8.20E-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9411" calcext:value-type="float">
            <text:p>9.41E-03</text:p>
          </table:table-cell>
          <table:table-cell office:value-type="float" office:value="0.04138184" calcext:value-type="float">
            <text:p>4.14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2" calcext:value-type="float">
            <text:p>8.20E-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665901" calcext:value-type="float">
            <text:p>1.67E-02</text:p>
          </table:table-cell>
          <table:table-cell office:value-type="float" office:value="0.07452393" calcext:value-type="float">
            <text:p>7.45E-0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3" calcext:value-type="float">
            <text:p>8.30E-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91896" calcext:value-type="float">
            <text:p>2.92E-02</text:p>
          </table:table-cell>
          <table:table-cell office:value-type="float" office:value="0.12371826" calcext:value-type="float">
            <text:p>1.24E-0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83" calcext:value-type="float">
            <text:p>8.30E-0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540051" calcext:value-type="float">
            <text:p>5.40E-02</text:p>
          </table:table-cell>
          <table:table-cell office:value-type="float" office:value="0.26794434" calcext:value-type="float">
            <text:p>2.68E-01</text:p>
          </table:table-cell>
          <table:table-cell office:value-type="float" office:value="0.00000013" calcext:value-type="float">
            <text:p>1.30E-07</text:p>
          </table:table-cell>
          <table:table-cell office:value-type="float" office:value="0.0000008" calcext:value-type="float">
            <text:p>8.00E-07</text:p>
          </table:table-cell>
        </table:table-row>
        <table:table-row table:style-name="ro1">
          <table:table-cell office:value-type="string" calcext:value-type="string">
            <text:p>x1.40962.tc1.lv60.hcm.dt120.0.smag0smdv0.apvm0.consis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E+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777695" calcext:value-type="float">
            <text:p>7.78E-03</text:p>
          </table:table-cell>
          <table:table-cell office:value-type="float" office:value="0.03918457" calcext:value-type="float">
            <text:p>3.92E-02</text:p>
          </table:table-cell>
          <table:table-cell office:value-type="float" office:value="0.00000029" calcext:value-type="float">
            <text:p>2.90E-07</text:p>
          </table:table-cell>
          <table:table-cell office:value-type="float" office:value="0.0000011" calcext:value-type="float">
            <text:p>1.10E-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948796" calcext:value-type="float">
            <text:p>9.49E-03</text:p>
          </table:table-cell>
          <table:table-cell office:value-type="float" office:value="0.03521729" calcext:value-type="float">
            <text:p>3.52E-02</text:p>
          </table:table-cell>
          <table:table-cell office:value-type="float" office:value="0.00000055" calcext:value-type="float">
            <text:p>5.50E-07</text:p>
          </table:table-cell>
          <table:table-cell office:value-type="float" office:value="0.00000207" calcext:value-type="float">
            <text:p>2.07E-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968113" calcext:value-type="float">
            <text:p>9.68E-03</text:p>
          </table:table-cell>
          <table:table-cell office:value-type="float" office:value="0.02197266" calcext:value-type="float">
            <text:p>2.20E-02</text:p>
          </table:table-cell>
          <table:table-cell office:value-type="float" office:value="0.00000076" calcext:value-type="float">
            <text:p>7.60E-07</text:p>
          </table:table-cell>
          <table:table-cell office:value-type="float" office:value="0.00000296" calcext:value-type="float">
            <text:p>2.96E-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284589" calcext:value-type="float">
            <text:p>1.28E-02</text:p>
          </table:table-cell>
          <table:table-cell office:value-type="float" office:value="0.04333496" calcext:value-type="float">
            <text:p>4.33E-02</text:p>
          </table:table-cell>
          <table:table-cell office:value-type="float" office:value="0.00000091" calcext:value-type="float">
            <text:p>9.10E-07</text:p>
          </table:table-cell>
          <table:table-cell office:value-type="float" office:value="0.00000386" calcext:value-type="float">
            <text:p>3.86E-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369171" calcext:value-type="float">
            <text:p>1.37E-02</text:p>
          </table:table-cell>
          <table:table-cell office:value-type="float" office:value="0.05584717" calcext:value-type="float">
            <text:p>5.58E-02</text:p>
          </table:table-cell>
          <table:table-cell office:value-type="float" office:value="0.00000099" calcext:value-type="float">
            <text:p>9.90E-07</text:p>
          </table:table-cell>
          <table:table-cell office:value-type="float" office:value="0.00000464" calcext:value-type="float">
            <text:p>4.64E-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773408" calcext:value-type="float">
            <text:p>1.77E-02</text:p>
          </table:table-cell>
          <table:table-cell office:value-type="float" office:value="0.06658936" calcext:value-type="float">
            <text:p>6.66E-0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57" calcext:value-type="float">
            <text:p>5.57E-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3175456" calcext:value-type="float">
            <text:p>3.18E-02</text:p>
          </table:table-cell>
          <table:table-cell office:value-type="float" office:value="0.1293335" calcext:value-type="float">
            <text:p>1.29E-01</text:p>
          </table:table-cell>
          <table:table-cell office:value-type="float" office:value="0.00000097" calcext:value-type="float">
            <text:p>9.70E-07</text:p>
          </table:table-cell>
          <table:table-cell office:value-type="float" office:value="0.00000617" calcext:value-type="float">
            <text:p>6.17E-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658326" calcext:value-type="float">
            <text:p>5.66E-02</text:p>
          </table:table-cell>
          <table:table-cell office:value-type="float" office:value="0.23114014" calcext:value-type="float">
            <text:p>2.31E-01</text:p>
          </table:table-cell>
          <table:table-cell office:value-type="float" office:value="0.00000094" calcext:value-type="float">
            <text:p>9.40E-07</text:p>
          </table:table-cell>
          <table:table-cell office:value-type="float" office:value="0.00000681" calcext:value-type="float">
            <text:p>6.81E-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0139807" calcext:value-type="float">
            <text:p>1.01E-01</text:p>
          </table:table-cell>
          <table:table-cell office:value-type="float" office:value="0.46875" calcext:value-type="float">
            <text:p>4.69E-01</text:p>
          </table:table-cell>
          <table:table-cell office:value-type="float" office:value="0.00000123" calcext:value-type="float">
            <text:p>1.23E-06</text:p>
          </table:table-cell>
          <table:table-cell office:value-type="float" office:value="0.00000717" calcext:value-type="float">
            <text:p>7.17E-06</text:p>
          </table:table-cell>
        </table:table-row>
        <table:table-row table:style-name="ro1">
          <table:table-cell office:value-type="string" calcext:value-type="string">
            <text:p>x1.163842.tc1.lv60.hcm.dt120.0.smag0smdv0.apvm0.consis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.00E+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234813" calcext:value-type="float">
            <text:p>1.23E-02</text:p>
          </table:table-cell>
          <table:table-cell office:value-type="float" office:value="0.0526123" calcext:value-type="float">
            <text:p>5.26E-02</text:p>
          </table:table-cell>
          <table:table-cell office:value-type="float" office:value="0.00000033" calcext:value-type="float">
            <text:p>3.30E-07</text:p>
          </table:table-cell>
          <table:table-cell office:value-type="float" office:value="0.00000217" calcext:value-type="float">
            <text:p>2.17E-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708606" calcext:value-type="float">
            <text:p>7.09E-03</text:p>
          </table:table-cell>
          <table:table-cell office:value-type="float" office:value="0.03363037" calcext:value-type="float">
            <text:p>3.36E-02</text:p>
          </table:table-cell>
          <table:table-cell office:value-type="float" office:value="0.00000046" calcext:value-type="float">
            <text:p>4.60E-07</text:p>
          </table:table-cell>
          <table:table-cell office:value-type="float" office:value="0.00000229" calcext:value-type="float">
            <text:p>2.29E-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500338" calcext:value-type="float">
            <text:p>5.00E-03</text:p>
          </table:table-cell>
          <table:table-cell office:value-type="float" office:value="0.00964355" calcext:value-type="float">
            <text:p>9.64E-03</text:p>
          </table:table-cell>
          <table:table-cell office:value-type="float" office:value="0.00000059" calcext:value-type="float">
            <text:p>5.90E-07</text:p>
          </table:table-cell>
          <table:table-cell office:value-type="float" office:value="0.00000322" calcext:value-type="float">
            <text:p>3.22E-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359881" calcext:value-type="float">
            <text:p>1.36E-02</text:p>
          </table:table-cell>
          <table:table-cell office:value-type="float" office:value="0.05395508" calcext:value-type="float">
            <text:p>5.40E-02</text:p>
          </table:table-cell>
          <table:table-cell office:value-type="float" office:value="0.0000012" calcext:value-type="float">
            <text:p>1.20E-06</text:p>
          </table:table-cell>
          <table:table-cell office:value-type="float" office:value="0.00001337" calcext:value-type="float">
            <text:p>1.34E-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876572" calcext:value-type="float">
            <text:p>8.77E-03</text:p>
          </table:table-cell>
          <table:table-cell office:value-type="float" office:value="0.03656006" calcext:value-type="float">
            <text:p>3.66E-02</text:p>
          </table:table-cell>
          <table:table-cell office:value-type="float" office:value="0.0000032" calcext:value-type="float">
            <text:p>3.20E-06</text:p>
          </table:table-cell>
          <table:table-cell office:value-type="float" office:value="0.0000319" calcext:value-type="float">
            <text:p>3.19E-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3090219" calcext:value-type="float">
            <text:p>3.09E-02</text:p>
          </table:table-cell>
          <table:table-cell office:value-type="float" office:value="0.07666016" calcext:value-type="float">
            <text:p>7.67E-02</text:p>
          </table:table-cell>
          <table:table-cell office:value-type="float" office:value="0.00000914" calcext:value-type="float">
            <text:p>9.14E-06</text:p>
          </table:table-cell>
          <table:table-cell office:value-type="float" office:value="0.00010421" calcext:value-type="float">
            <text:p>1.04E-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9966509" calcext:value-type="float">
            <text:p>3.00E-01</text:p>
          </table:table-cell>
          <table:table-cell office:value-type="float" office:value="0.52386475" calcext:value-type="float">
            <text:p>5.24E-01</text:p>
          </table:table-cell>
          <table:table-cell office:value-type="float" office:value="0.00005861" calcext:value-type="float">
            <text:p>5.86E-05</text:p>
          </table:table-cell>
          <table:table-cell office:value-type="float" office:value="0.00054256" calcext:value-type="float">
            <text:p>5.43E-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06222916" calcext:value-type="float">
            <text:p>1.06E+00</text:p>
          </table:table-cell>
          <table:table-cell office:value-type="float" office:value="1.84484863" calcext:value-type="float">
            <text:p>1.84E+00</text:p>
          </table:table-cell>
          <table:table-cell office:value-type="float" office:value="0.00021138" calcext:value-type="float">
            <text:p>2.11E-04</text:p>
          </table:table-cell>
          <table:table-cell office:value-type="float" office:value="0.00180938" calcext:value-type="float">
            <text:p>1.81E-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89719999" calcext:value-type="float">
            <text:p>1.90E+00</text:p>
          </table:table-cell>
          <table:table-cell office:value-type="float" office:value="3.77648926" calcext:value-type="float">
            <text:p>3.78E+00</text:p>
          </table:table-cell>
          <table:table-cell office:value-type="float" office:value="0.00032615" calcext:value-type="float">
            <text:p>3.26E-04</text:p>
          </table:table-cell>
          <table:table-cell office:value-type="float" office:value="0.00254086" calcext:value-type="float">
            <text:p>2.54E-03</text:p>
          </table:table-cell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1:32.629344293</meta:creation-date>
    <meta:generator>LibreOffice/5.0.2.2$Linux_X86_64 LibreOffice_project/00m0$Build-2</meta:generator>
    <dc:date>2015-11-24T18:21:00.589371697</dc:date>
    <meta:editing-duration>PT3H24M16S</meta:editing-duration>
    <meta:editing-cycles>3</meta:editing-cycles>
    <meta:document-statistic meta:table-count="1" meta:cell-count="311" meta:object-count="0"/>
  </office:meta>
</office:document-meta>
</file>